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306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нешний контакт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29cm" svg:height="1.64cm" draw:z-index="0"><draw:image xlink:href="../../odt/images/306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Блок представляет собой субмодель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Text_20_body"><text:span text:style-name="T2">Реализует операцию </text:span><text:span text:style-name="T3">логического И</text:span><text:span text:style-name="T2"> для входа блока и значения, указанного в параметрах блока (аналог управляющей обмотки реле для блока </text:span><text:span text:style-name="T3">Замыкающий контакт реле</text:span><text:span text:style-name="T2">). Таким образом, имя контакта указывается непос</text:span>редственно внутри субмодели.</text:p>
            <text:p text:style-name="Text_20_body"><text:span text:style-name="T4">Свойства</text:span>:</text:p>
            <text:list xml:id="list6114154479908715578" text:style-name="L1">
              <text:list-item>
                <text:p text:style-name="P4">Имя переменной — имя переменной, для которой (и для входа блока) выполняется операция И.</text:p>
              </text:list-item>
              <text:list-item>
                <text:p text:style-name="P4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контакт реле</dc:title>
    <dc:date>2012-03-30T16:30:38.51</dc:date>
    <meta:generator>OpenOffice_Beta/4.1.0$Win32 OpenOffice.org_project/410m14$Build-9760</meta:generator>
    <meta:editing-duration>PT1H35M48S</meta:editing-duration>
    <meta:editing-cycles>45</meta:editing-cycles>
    <meta:document-statistic meta:table-count="1" meta:image-count="2" meta:object-count="0" meta:page-count="1" meta:paragraph-count="11" meta:word-count="88" meta:character-count="599"/>
  </office:meta>
</office:document-meta>
</file>